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91913" calcext:value-type="float">
            <text:p>0.4991913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0.4951263" calcext:value-type="float">
            <text:p>0.4951263</text:p>
          </table:table-cell>
          <table:table-cell office:value-type="float" office:value="0.5032564" calcext:value-type="float">
            <text:p>0.5032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69865" calcext:value-type="float">
            <text:p>0.2269865</text:p>
          </table:table-cell>
          <table:table-cell office:value-type="float" office:value="0.0017376" calcext:value-type="float">
            <text:p>0.0017376</text:p>
          </table:table-cell>
          <table:table-cell office:value-type="float" office:value="0.2235989" calcext:value-type="float">
            <text:p>0.2235989</text:p>
          </table:table-cell>
          <table:table-cell office:value-type="float" office:value="0.2304101" calcext:value-type="float">
            <text:p>0.2304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38222" calcext:value-type="float">
            <text:p>0.2738222</text:p>
          </table:table-cell>
          <table:table-cell office:value-type="float" office:value="0.0018497" calcext:value-type="float">
            <text:p>0.0018497</text:p>
          </table:table-cell>
          <table:table-cell office:value-type="float" office:value="0.2702118" calcext:value-type="float">
            <text:p>0.2702118</text:p>
          </table:table-cell>
          <table:table-cell office:value-type="float" office:value="0.2774625" calcext:value-type="float">
            <text:p>0.2774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9:0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5:04:41.428000000</dc:date>
    <meta:editing-duration>PT27M31S</meta:editing-duration>
    <meta:editing-cycles>8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